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0.6396in" style:rel-column-width="921*"/>
    </style:style>
    <style:style style:name="Table1.B" style:family="table-column">
      <style:table-column-properties style:column-width="0.5931in" style:rel-column-width="854*"/>
    </style:style>
    <style:style style:name="Table1.C" style:family="table-column">
      <style:table-column-properties style:column-width="0.8618in" style:rel-column-width="1241*"/>
    </style:style>
    <style:style style:name="Table1.D" style:family="table-column">
      <style:table-column-properties style:column-width="1.0486in" style:rel-column-width="1510*"/>
    </style:style>
    <style:style style:name="Table1.E" style:family="table-column">
      <style:table-column-properties style:column-width="1.2882in" style:rel-column-width="1855*"/>
    </style:style>
    <style:style style:name="Table1.F" style:family="table-column">
      <style:table-column-properties style:column-width="1.6326in" style:rel-column-width="2351*"/>
    </style:style>
    <style:style style:name="Table1.G" style:family="table-column">
      <style:table-column-properties style:column-width="0.6292in" style:rel-column-width="906*"/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rsid="001b68b4" officeooo:paragraph-rsid="001b68b4"/>
    </style:style>
    <style:style style:name="P2" style:family="paragraph" style:parent-style-name="Heading">
      <style:text-properties officeooo:paragraph-rsid="001e1c7d"/>
    </style:style>
    <style:style style:name="P3" style:family="paragraph" style:parent-style-name="Heading">
      <style:text-properties fo:font-weight="bold" officeooo:paragraph-rsid="001c35aa" style:font-weight-asian="bold" style:font-weight-complex="bold"/>
    </style:style>
    <style:style style:name="P4" style:family="paragraph" style:parent-style-name="Heading">
      <style:text-properties fo:font-style="normal" fo:font-weight="bold" officeooo:rsid="0025ce59" officeooo:paragraph-rsid="0025ce59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1b68b4" officeooo:paragraph-rsid="001b68b4"/>
    </style:style>
    <style:style style:name="P6" style:family="paragraph" style:parent-style-name="Text_20_body">
      <style:text-properties officeooo:rsid="001b68b4" officeooo:paragraph-rsid="001b68b4"/>
    </style:style>
    <style:style style:name="P7" style:family="paragraph" style:parent-style-name="Text_20_body">
      <style:text-properties officeooo:paragraph-rsid="001b68b4"/>
    </style:style>
    <style:style style:name="P8" style:family="paragraph" style:parent-style-name="Text_20_body">
      <style:text-properties officeooo:rsid="001c35aa" officeooo:paragraph-rsid="001c35aa"/>
    </style:style>
    <style:style style:name="P9" style:family="paragraph" style:parent-style-name="Text_20_body">
      <style:text-properties fo:font-weight="normal" officeooo:paragraph-rsid="001eccec" style:font-weight-asian="normal" style:font-weight-complex="normal"/>
    </style:style>
    <style:style style:name="P10" style:family="paragraph" style:parent-style-name="Text_20_body">
      <style:text-properties fo:font-weight="normal" officeooo:rsid="001eccec" officeooo:paragraph-rsid="001eccec" style:font-weight-asian="normal" style:font-weight-complex="normal"/>
    </style:style>
    <style:style style:name="P11" style:family="paragraph" style:parent-style-name="Text_20_body">
      <style:text-properties fo:font-weight="normal" officeooo:rsid="001eccec" officeooo:paragraph-rsid="0021c78a" style:font-weight-asian="normal" style:font-weight-complex="normal"/>
    </style:style>
    <style:style style:name="P12" style:family="paragraph" style:parent-style-name="Text_20_body">
      <style:text-properties fo:font-weight="normal" officeooo:rsid="0021c78a" officeooo:paragraph-rsid="0025204b" style:font-weight-asian="normal" style:font-weight-complex="normal"/>
    </style:style>
    <style:style style:name="P13" style:family="paragraph" style:parent-style-name="Text_20_body">
      <style:text-properties fo:font-weight="normal" officeooo:rsid="0023be4e" officeooo:paragraph-rsid="0023be4e" style:font-weight-asian="normal" style:font-weight-complex="normal"/>
    </style:style>
    <style:style style:name="P14" style:family="paragraph" style:parent-style-name="Text_20_body">
      <style:text-properties fo:font-weight="normal" officeooo:rsid="0023be4e" officeooo:paragraph-rsid="002928a7" style:font-weight-asian="normal" style:font-weight-complex="normal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rsid="0021c78a" officeooo:paragraph-rsid="0021c78a" style:font-weight-asian="bold" style:font-weight-complex="bold"/>
    </style:style>
    <style:style style:name="P17" style:family="paragraph" style:parent-style-name="Text_20_body">
      <style:text-properties fo:font-weight="bold" officeooo:rsid="0021c78a" officeooo:paragraph-rsid="001eccec" style:font-weight-asian="bold" style:font-weight-complex="bold"/>
    </style:style>
    <style:style style:name="P18" style:family="paragraph" style:parent-style-name="Text_20_body">
      <style:text-properties fo:font-weight="bold" officeooo:rsid="0023be4e" officeooo:paragraph-rsid="0023be4e" style:font-weight-asian="bold" style:font-weight-complex="bold"/>
    </style:style>
    <style:style style:name="P19" style:family="paragraph" style:parent-style-name="Text_20_body">
      <style:text-properties officeooo:rsid="001eccec" officeooo:paragraph-rsid="001eccec"/>
    </style:style>
    <style:style style:name="P20" style:family="paragraph" style:parent-style-name="Text_20_body">
      <style:text-properties fo:font-style="normal" fo:font-weight="bold" officeooo:rsid="0025797e" officeooo:paragraph-rsid="0025797e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25ce59" officeooo:paragraph-rsid="0025ce59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25ce59" officeooo:paragraph-rsid="002aa271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tyle="normal" fo:font-weight="bold" officeooo:rsid="00285550" officeooo:paragraph-rsid="002a2fd8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bold" officeooo:rsid="002c3389" officeooo:paragraph-rsid="002c3389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fo:font-weight="normal" officeooo:rsid="0023be4e" officeooo:paragraph-rsid="0023be4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25797e" officeooo:paragraph-rsid="0025797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25ce59" officeooo:paragraph-rsid="002aa271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2a2fd8" officeooo:paragraph-rsid="002a2fd8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2aa271" officeooo:paragraph-rsid="002aa27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2c3389" officeooo:paragraph-rsid="002c3389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size="8pt" officeooo:rsid="00270391" officeooo:paragraph-rsid="00270391" style:font-size-asian="8pt" style:font-size-complex="8pt"/>
    </style:style>
    <style:style style:name="P32" style:family="paragraph" style:parent-style-name="Title">
      <style:text-properties officeooo:rsid="001b68b4" officeooo:paragraph-rsid="001b68b4"/>
    </style:style>
    <style:style style:name="P33" style:family="paragraph" style:parent-style-name="Subtitle">
      <style:text-properties officeooo:rsid="001b68b4" officeooo:paragraph-rsid="001b68b4"/>
    </style:style>
    <style:style style:name="P34" style:family="paragraph" style:parent-style-name="Text_20_body" style:list-style-name="L1">
      <style:text-properties officeooo:rsid="001c35aa" officeooo:paragraph-rsid="001c35aa"/>
    </style:style>
    <style:style style:name="P35" style:family="paragraph" style:parent-style-name="Text_20_body">
      <style:text-properties fo:font-weight="bold" officeooo:rsid="001e1c7d" officeooo:paragraph-rsid="001eccec" style:font-weight-asian="bold" style:font-weight-complex="bold"/>
    </style:style>
    <style:style style:name="P36" style:family="paragraph" style:parent-style-name="Text_20_body">
      <style:text-properties fo:font-weight="normal" officeooo:rsid="0025797e" officeooo:paragraph-rsid="002928a7" style:font-weight-asian="normal" style:font-weight-complex="normal"/>
    </style:style>
    <style:style style:name="P37" style:family="paragraph" style:parent-style-name="Text_20_body">
      <style:text-properties style:font-name="Noto Sans CJK JP Bold" fo:font-size="12pt" fo:font-style="normal" fo:font-weight="normal" officeooo:rsid="00285550" officeooo:paragraph-rsid="0025797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 style:list-style-name="L2">
      <style:text-properties fo:font-style="normal" fo:font-weight="normal" officeooo:rsid="002a2fd8" officeooo:paragraph-rsid="002a2fd8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>
      <style:text-properties fo:font-style="normal" fo:font-weight="normal" officeooo:rsid="002aa271" officeooo:paragraph-rsid="002aa271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2aa271" officeooo:paragraph-rsid="002aa271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font-size="8pt" fo:font-weight="normal" officeooo:rsid="0025ce59" officeooo:paragraph-rsid="00270391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font-size="8pt" fo:font-weight="normal" officeooo:rsid="00270391" officeooo:paragraph-rsid="00270391" style:font-size-asian="8pt" style:font-weight-asian="normal" style:font-size-complex="8pt" style:font-weight-complex="normal"/>
    </style:style>
    <style:style style:name="P43" style:family="paragraph" style:parent-style-name="Text_20_body">
      <style:text-properties fo:font-size="12pt" fo:font-weight="normal" officeooo:rsid="00270391" officeooo:paragraph-rsid="00270391" style:font-size-asian="12pt" style:font-weight-asian="normal" style:font-size-complex="12pt" style:font-weight-complex="normal"/>
    </style:style>
    <style:style style:name="P44" style:family="paragraph" style:parent-style-name="Heading_20_2">
      <style:text-properties officeooo:rsid="001e1c7d" officeooo:paragraph-rsid="001e1c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c7d" style:font-weight-asian="bold" style:font-weight-complex="bold"/>
    </style:style>
    <style:style style:name="T3" style:family="text">
      <style:text-properties fo:font-weight="bold" officeooo:rsid="0021be3b" style:font-weight-asian="bold" style:font-weight-complex="bold"/>
    </style:style>
    <style:style style:name="T4" style:family="text">
      <style:text-properties officeooo:rsid="001cbe83"/>
    </style:style>
    <style:style style:name="T5" style:family="text">
      <style:text-properties officeooo:rsid="001e1c7d"/>
    </style:style>
    <style:style style:name="T6" style:family="text">
      <style:text-properties officeooo:rsid="0021be3b"/>
    </style:style>
    <style:style style:name="T7" style:family="text">
      <style:text-properties officeooo:rsid="0023be4e"/>
    </style:style>
    <style:style style:name="T8" style:family="text">
      <style:text-properties officeooo:rsid="0025797e"/>
    </style:style>
    <style:style style:name="T9" style:family="text">
      <style:text-properties officeooo:rsid="0025ce59"/>
    </style:style>
    <style:style style:name="T10" style:family="text">
      <style:text-properties fo:font-size="12pt" fo:font-weight="normal" officeooo:rsid="0025ce59" style:font-size-asian="12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5ce59" style:font-weight-asian="normal" style:font-weight-complex="normal"/>
    </style:style>
    <style:style style:name="T13" style:family="text">
      <style:text-properties style:font-name="Noto Sans CJK JP Bold" fo:font-size="14pt" style:font-size-asian="14pt" style:font-size-complex="14pt"/>
    </style:style>
    <style:style style:name="T14" style:family="text">
      <style:text-properties style:font-name="Noto Sans CJK JP Bold" fo:font-size="11pt" style:font-size-asian="11pt" style:font-size-complex="11pt"/>
    </style:style>
    <style:style style:name="T15" style:family="text">
      <style:text-properties officeooo:rsid="002928a7"/>
    </style:style>
    <style:style style:name="T16" style:family="text">
      <style:text-properties officeooo:rsid="002a2fd8"/>
    </style:style>
    <style:style style:name="T17" style:family="text">
      <style:text-properties officeooo:rsid="002aa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717in, 0in, 1.087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3083in, 0in, 0.157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043in, 7.1972in, 0.9008in, 0.22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984in, 0in, 0.36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681in, 0in, 0.225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/>
      <text:p text:style-name="P32"/>
      <text:p text:style-name="P32"/>
      <text:p text:style-name="P32">Trabajo Práctico 1</text:p>
      <text:p text:style-name="P33">Probabilidad y Estadística</text:p>
      <text:p text:style-name="P1">11 de Abril del 2018</text:p>
      <text:p text:style-name="P5"/>
      <text:p text:style-name="P5"/>
      <text:p text:style-name="P5">Alonso, Pablo</text:p>
      <text:p text:style-name="P5">Garcia Gonzalez, Camil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1. Resumen</text:h>
      <text:p text:style-name="P7"/>
      <text:p text:style-name="P6"><text:tab/>En el año 2011 se realizó un Censo Forestal Urbano Público en dos comunas del sur de Buenos Aires, con el objetivo de contabilizar y determinar el estado actual del arbolado urbano público.</text:p>
      <text:p text:style-name="P7"><text:tab/><text:span text:style-name="T4">En este informe se detallan y analizan los datos obtenidos de una muestra tomada de dicho censo. La unidad de análisis es un árbol individual y el tamaño de la muestra es de 350 árboles. En el apartado 3 (Anexo), se presenta la base de datos referida a ésta muestra.</text:span></text:p>
      <text:p text:style-name="P3">1.1 Variables</text:p>
      <text:p text:style-name="P15"/>
      <text:p text:style-name="Text_20_body"><text:span text:style-name="T1"><text:tab/></text:span>Las variables incluidas en la base de datos se describen a continuación:</text:p>
      <text:list xml:id="list2071090617897035152" text:style-name="L1">
        <text:list-item>
          <text:p text:style-name="P34">ID: Identificación del árbol.</text:p>
        </text:list-item>
        <text:list-item>
          <text:p text:style-name="P34">Altura: Altura de cada árbol, medida en metros.</text:p>
        </text:list-item>
        <text:list-item>
          <text:p text:style-name="P34">Diámetro: Diámetro de cada árbol, medido en centímetros.</text:p>
        </text:list-item>
        <text:list-item>
          <text:p text:style-name="P34">Inclinación: Ángulo que forma el tronco del árbol respecto a una perpendicular al suelo, medido en grados (°).</text:p>
        </text:list-item>
        <text:list-item>
          <text:p text:style-name="P34">Especie: Especie a la que pertenece el árbol, dentro de las siguientes categorías: Eucalipto, Jacarandá, Palo borracho, Casuarina, Fresno, Ceibo, Ficus, Álamo, Acacia.</text:p>
        </text:list-item>
        <text:list-item>
          <text:p text:style-name="P34">Origen: Procedencia de la especie: Exótico o Nativo/Autóctono.</text:p>
        </text:list-item>
        <text:list-item>
          <text:p text:style-name="P34">Brotes: Número de brotes jóvenes crecidos durante el último año.</text:p>
        </text:list-item>
      </text:list>
      <text:p text:style-name="P8"/>
      <text:h text:style-name="P44" text:outline-level="2">2. Análisis descriptivo</text:h>
      <text:p text:style-name="P9"><text:tab/><text:span text:style-name="T5">Realizaremos primero un análisis por separado (utilizando tablas, gráficos y medidas descriptivas oportunas) para cada variable, y luego un análisis de la relación entre dos variables de interés.</text:span></text:p>
      <text:p text:style-name="P2"><text:span text:style-name="T2">2</text:span><text:span text:style-name="T1">.1 </text:span><text:span text:style-name="T2">Análisis univariado</text:span></text:p>
      <text:p text:style-name="P35"/>
      <text:p text:style-name="P19"><text:span text:style-name="T2">2.</text:span><text:span text:style-name="T1">1.1 </text:span><text:span text:style-name="T3">Origen</text:span></text:p>
      <text:p text:style-name="P11"><text:tab/><text:span text:style-name="T6">Como se puede apreciar en el Gráfico 1, la mayoría de los árboles censados (la moda, con el 72% del total) es Exótico.</text:span></text:p>
      <text:p text:style-name="P10"/>
      <text:p text:style-name="P17"><draw:frame draw:style-name="fr1" draw:name="Image1" text:anchor-type="paragraph" svg:x="0.2602in" svg:y="0.1555in" svg:width="5.8535in" svg:height="2.5134in" draw:z-index="0"><draw:image/></draw:frame><text:soft-page-break/></text:p>
      <text:p text:style-name="P16"/>
      <text:p text:style-name="P16">2.1.2 Especie</text:p>
      <text:p text:style-name="P12"><text:tab/><text:span text:style-name="T7">En el Gráfico 2 muestra el predominio de las especies Álamo y Eucalipto sobre el resto (siendo el Álamo la moda de la variable), ya que la cantidad de árboles pertenecientes a estas especies es de 141, que representa mas de un tercio del total. Mientras que los Ficus y Ceibos sólo representan menos del 10% de los árboles censados.</text:span></text:p>
      <text:p text:style-name="P18"><draw:frame draw:style-name="fr2" draw:name="Image2" text:anchor-type="paragraph" svg:x="0in" svg:y="0.3598in" svg:width="6.6929in" svg:height="3.5307in" draw:z-index="1"><draw:image/></draw:frame></text:p>
      <text:p text:style-name="P18">2.1.3 Altura</text:p>
      <text:p text:style-name="P13"><text:tab/><text:span text:style-name="T8">Como podemos observar en el Grafico 3, el rango de valores que toma la variable Altura es entre 0 y 35, siendo los valores de 30 a 35 metros muy raros, es decir que hay una cantidad insignificante de árboles tan altos.</text:span></text:p>
      <text:p text:style-name="P13"><text:tab/><text:span text:style-name="T8">También vemos como se concentra la mayoría de los árboles entre los 5 y 25 metros.</text:span></text:p>
      <text:p text:style-name="P14"><text:soft-page-break/><text:tab/></text:p>
      <text:p text:style-name="P36"><draw:frame draw:style-name="fr3" draw:name="Image3" text:anchor-type="paragraph" svg:x="0.1598in" svg:y="0.6055in" svg:width="6.3744in" svg:height="4.1138in" draw:z-index="2"><draw:image/></draw:frame>Una medida de interés para esta variable también es el promedio de altura de los árboles, el cual es de 14,85mts.</text:p>
      <text:p text:style-name="P25"><text:tab/><text:span text:style-name="T15">El Gráfico 4 a su vez, permite notar como la distribución de los valores de la altura es asimétrica positiva (o asimétrica a derecha).</text:span></text:p>
      <text:p text:style-name="P25"/>
      <text:p text:style-name="P20">2.1.4 <text:span text:style-name="T9">Diámetro</text:span></text:p>
      <text:p text:style-name="P23"><draw:frame draw:style-name="fr4" draw:name="Image4" text:anchor-type="paragraph" svg:x="-0.2189in" svg:y="0.3189in" svg:width="7.3075in" svg:height="3.6425in" draw:z-index="3"><draw:image/></draw:frame><text:span text:style-name="T13">Gráfico 4: Diámetro de los árboles </text:span><text:span text:style-name="T14">(en Centímetros)</text:span></text:p>
      <text:p text:style-name="P26"><text:soft-page-break/><text:tab/><text:span text:style-name="T15">Dado que los valores de esta variable van desde los 2cm hasta los 180cm, tenemos que el rango del diámetro es de 178. Donde los mayores a 110cm son valores muy extremos (Outliers), como podemos ver claramente en el Gráfico 4.</text:span></text:p>
      <text:p text:style-name="P26"><text:tab/><text:span text:style-name="T16">La mediana del diámetro es de 33cm, es decir que la mitad de los árboles observados tiene un diámetro de mas de 33cm y la otra mitad, uno menor a 33cm.</text:span></text:p>
      <text:p text:style-name="P37"/>
      <text:p text:style-name="P21">2.1.5 Inclinación</text:p>
      <text:p text:style-name="P28"><text:tab/>Intrinsecamente, la inclinación (medida en grados, respecto a una perpendicular al suelo), es una variable cuantitativa continua, pero dado que una muy grande cantidad de las observaciones cae en un valor específico es que decidimos adaptarla a una variable categórica, donde existen tres categorias:</text:p>
      <text:list xml:id="list3473276624072547865" text:style-name="L2">
        <text:list-item>
          <text:p text:style-name="P38">Inclinación nula: 0° de inclinación.</text:p>
        </text:list-item>
        <text:list-item>
          <text:p text:style-name="P38">Poca inclinación: <text:span text:style-name="T17">una inclinación mayor a</text:span> 0° y <text:span text:style-name="T17">menor o igual a</text:span> 10°.</text:p>
        </text:list-item>
        <text:list-item>
          <text:p text:style-name="P39">Mucha inclinación: una inclinación mayor a 10°.</text:p>
        </text:list-item>
      </text:list>
      <text:p text:style-name="P29"><draw:frame draw:style-name="fr5" draw:name="Image5" text:anchor-type="paragraph" svg:x="0.0555in" svg:y="0.0335in" svg:width="6.5819in" svg:height="3.861in" draw:z-index="4"><draw:image/></draw:frame></text:p>
      <text:p text:style-name="P27"><text:tab/></text:p>
      <text:p text:style-name="P29"><text:tab/>Gracias al Gráfico 5, vemos claramente que la moda es la inclinación nula, y que entre las dos primeras categorías se abarca más del 80% de las observaciones.</text:p>
      <text:p text:style-name="P27"/>
      <text:p text:style-name="P22">2.1.6 Brotes</text:p>
      <text:p text:style-name="P29"><text:tab/>El Gráfico 6, muestra como una gran cantidad de árboles tiene alrededor de 3 brotes, esto se debe a que 3 es justamente la mediana de la variable. </text:p>
      <text:p text:style-name="P21"><draw:frame draw:style-name="fr6" draw:name="Image6" text:anchor-type="paragraph" svg:x="0.0555in" svg:y="0.4028in" svg:width="6.5098in" svg:height="3.4429in" draw:z-index="6"><draw:image/></draw:frame><text:soft-page-break/></text:p>
      <text:p text:style-name="P4"/>
      <text:p text:style-name="P4"><text:span text:style-name="T5">2</text:span>.2 <text:span text:style-name="T5">Análisis </text:span>b<text:span text:style-name="T5">ivariado</text:span></text:p>
      <text:p text:style-name="P24"><text:tab/><text:span text:style-name="T11">Un dato de interés es la altura de cada árbol según su especie. En el Gráfico 7 se observa esta relación.</text:span></text:p>
      <text:p text:style-name="P30"><draw:frame draw:style-name="fr3" draw:name="Image7" text:anchor-type="paragraph" svg:x="-0.7866in" svg:y="-0.0402in" svg:width="8.2673in" svg:height="3.7335in" draw:z-index="5"><draw:image/></draw:frame><text:tab/>Vemos gracias a éste gráfico como el Eucalipto es el árbol con el mayor promedio de altura, y a su vez el que más valores extremos contiene. Podemos ver también entre otras cosas como la Acacia es la especie de árbol más regular en su altura.</text:p>
      <text:h text:style-name="Heading_20_2" text:outline-level="2"><text:soft-page-break/>1. Anexo <text:span text:style-name="T10">(Base de datos utilizada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1">ID</text:p>
          </table:table-cell>
          <table:table-cell table:style-name="Table1.A1" office:value-type="string">
            <text:p text:style-name="P41">altura</text:p>
          </table:table-cell>
          <table:table-cell table:style-name="Table1.A1" office:value-type="string">
            <text:p text:style-name="P41">diametro</text:p>
          </table:table-cell>
          <table:table-cell table:style-name="Table1.A1" office:value-type="string">
            <text:p text:style-name="P41">inclinación</text:p>
          </table:table-cell>
          <table:table-cell table:style-name="Table1.A1" office:value-type="string">
            <text:p text:style-name="P41">especie</text:p>
          </table:table-cell>
          <table:table-cell table:style-name="Table1.A1" office:value-type="string">
            <text:p text:style-name="P41">origen</text:p>
          </table:table-cell>
          <table:table-cell table:style-name="Table1.A1" office:value-type="string">
            <text:p text:style-name="P41">brotes</text:p>
          </table:table-cell>
        </table:table-row>
        <table:table-row>
          <table:table-cell table:style-name="Table1.A1" office:value-type="string">
            <text:p text:style-name="P41">63</text:p>
          </table:table-cell>
          <table:table-cell table:style-name="Table1.A1" office:value-type="string">
            <text:p text:style-name="P41">21</text:p>
          </table:table-cell>
          <table:table-cell table:style-name="Table1.A1" office:value-type="string">
            <text:p text:style-name="P41">5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Álam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96</text:p>
          </table:table-cell>
          <table:table-cell table:style-name="Table1.A1" office:value-type="string">
            <text:p text:style-name="P41">9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20</text:p>
          </table:table-cell>
          <table:table-cell table:style-name="Table1.A1" office:value-type="string">
            <text:p text:style-name="P41">Acaci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149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Álam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180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Jacarandá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246</text:p>
          </table:table-cell>
          <table:table-cell table:style-name="Table1.A1" office:value-type="string">
            <text:p text:style-name="P41">6</text:p>
          </table:table-cell>
          <table:table-cell table:style-name="Table1.A1" office:value-type="string">
            <text:p text:style-name="P41">3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Ceib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403</text:p>
          </table:table-cell>
          <table:table-cell table:style-name="Table1.A1" office:value-type="string">
            <text:p text:style-name="P41">25</text:p>
          </table:table-cell>
          <table:table-cell table:style-name="Table1.A1" office:value-type="string">
            <text:p text:style-name="P41">35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455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460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462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589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661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2</text:p>
          </table:table-cell>
        </table:table-row>
        <table:table-row>
          <table:table-cell table:style-name="Table1.A1" office:value-type="string">
            <text:p text:style-name="P41">781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914</text:p>
          </table:table-cell>
          <table:table-cell table:style-name="Table1.A1" office:value-type="string">
            <text:p text:style-name="P41">21</text:p>
          </table:table-cell>
          <table:table-cell table:style-name="Table1.A1" office:value-type="string">
            <text:p text:style-name="P41">32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1013</text:p>
          </table:table-cell>
          <table:table-cell table:style-name="Table1.A1" office:value-type="string">
            <text:p text:style-name="P41">21</text:p>
          </table:table-cell>
          <table:table-cell table:style-name="Table1.A1" office:value-type="string">
            <text:p text:style-name="P41">32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1036</text:p>
          </table:table-cell>
          <table:table-cell table:style-name="Table1.A1" office:value-type="string">
            <text:p text:style-name="P41">21</text:p>
          </table:table-cell>
          <table:table-cell table:style-name="Table1.A1" office:value-type="string">
            <text:p text:style-name="P41">32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1118</text:p>
          </table:table-cell>
          <table:table-cell table:style-name="Table1.A1" office:value-type="string">
            <text:p text:style-name="P41">21</text:p>
          </table:table-cell>
          <table:table-cell table:style-name="Table1.A1" office:value-type="string">
            <text:p text:style-name="P41">32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1</text:p>
          </table:table-cell>
        </table:table-row>
        <table:table-row>
          <table:table-cell table:style-name="Table1.A1" office:value-type="string">
            <text:p text:style-name="P41">1289</text:p>
          </table:table-cell>
          <table:table-cell table:style-name="Table1.A1" office:value-type="string">
            <text:p text:style-name="P41">1</text:p>
          </table:table-cell>
          <table:table-cell table:style-name="Table1.A1" office:value-type="string">
            <text:p text:style-name="P41">2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1419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55</text:p>
          </table:table-cell>
          <table:table-cell table:style-name="Table1.A1" office:value-type="string">
            <text:p text:style-name="P41">7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1447</text:p>
          </table:table-cell>
          <table:table-cell table:style-name="Table1.A1" office:value-type="string">
            <text:p text:style-name="P41">19</text:p>
          </table:table-cell>
          <table:table-cell table:style-name="Table1.A1" office:value-type="string">
            <text:p text:style-name="P41">11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Álam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2</text:p>
          </table:table-cell>
        </table:table-row>
        <table:table-row>
          <table:table-cell table:style-name="Table1.A1" office:value-type="string">
            <text:p text:style-name="P41">1719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58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1825</text:p>
          </table:table-cell>
          <table:table-cell table:style-name="Table1.A1" office:value-type="string">
            <text:p text:style-name="P41">11</text:p>
          </table:table-cell>
          <table:table-cell table:style-name="Table1.A1" office:value-type="string">
            <text:p text:style-name="P41">32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2</text:p>
          </table:table-cell>
        </table:table-row>
        <table:table-row>
          <table:table-cell table:style-name="Table1.A1" office:value-type="string">
            <text:p text:style-name="P41">1837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40</text:p>
          </table:table-cell>
          <table:table-cell table:style-name="Table1.A1" office:value-type="string">
            <text:p text:style-name="P41">8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1</text:p>
          </table:table-cell>
        </table:table-row>
        <table:table-row>
          <table:table-cell table:style-name="Table1.A1" office:value-type="string">
            <text:p text:style-name="P41">1902</text:p>
          </table:table-cell>
          <table:table-cell table:style-name="Table1.A1" office:value-type="string">
            <text:p text:style-name="P41">21</text:p>
          </table:table-cell>
          <table:table-cell table:style-name="Table1.A1" office:value-type="string">
            <text:p text:style-name="P41">39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1987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52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2136</text:p>
          </table:table-cell>
          <table:table-cell table:style-name="Table1.A1" office:value-type="string">
            <text:p text:style-name="P41">20</text:p>
          </table:table-cell>
          <table:table-cell table:style-name="Table1.A1" office:value-type="string">
            <text:p text:style-name="P41">5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2263</text:p>
          </table:table-cell>
          <table:table-cell table:style-name="Table1.A1" office:value-type="string">
            <text:p text:style-name="P41">20</text:p>
          </table:table-cell>
          <table:table-cell table:style-name="Table1.A1" office:value-type="string">
            <text:p text:style-name="P41">8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2290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35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Casuarin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2457</text:p>
          </table:table-cell>
          <table:table-cell table:style-name="Table1.A1" office:value-type="string">
            <text:p text:style-name="P41">30</text:p>
          </table:table-cell>
          <table:table-cell table:style-name="Table1.A1" office:value-type="string">
            <text:p text:style-name="P41">7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1</text:p>
          </table:table-cell>
        </table:table-row>
        <table:table-row>
          <table:table-cell table:style-name="Table1.A1" office:value-type="string">
            <text:p text:style-name="P41">2702</text:p>
          </table:table-cell>
          <table:table-cell table:style-name="Table1.A1" office:value-type="string">
            <text:p text:style-name="P41">8</text:p>
          </table:table-cell>
          <table:table-cell table:style-name="Table1.A1" office:value-type="string">
            <text:p text:style-name="P41">4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2703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43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resn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0</text:p>
          </table:table-cell>
        </table:table-row>
        <table:table-row>
          <table:table-cell table:style-name="Table1.A1" office:value-type="string">
            <text:p text:style-name="P41">2856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2957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5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6</text:p>
          </table:table-cell>
        </table:table-row>
        <table:table-row>
          <table:table-cell table:style-name="Table1.A1" office:value-type="string">
            <text:p text:style-name="P41">3059</text:p>
          </table:table-cell>
          <table:table-cell table:style-name="Table1.A1" office:value-type="string">
            <text:p text:style-name="P41">17</text:p>
          </table:table-cell>
          <table:table-cell table:style-name="Table1.A1" office:value-type="string">
            <text:p text:style-name="P41">25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Álam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3413</text:p>
          </table:table-cell>
          <table:table-cell table:style-name="Table1.A1" office:value-type="string">
            <text:p text:style-name="P41">16</text:p>
          </table:table-cell>
          <table:table-cell table:style-name="Table1.A1" office:value-type="string">
            <text:p text:style-name="P41">56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3602</text:p>
          </table:table-cell>
          <table:table-cell table:style-name="Table1.A1" office:value-type="string">
            <text:p text:style-name="P41">7</text:p>
          </table:table-cell>
          <table:table-cell table:style-name="Table1.A1" office:value-type="string">
            <text:p text:style-name="P41">32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icus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3705</text:p>
          </table:table-cell>
          <table:table-cell table:style-name="Table1.A1" office:value-type="string">
            <text:p text:style-name="P41">22</text:p>
          </table:table-cell>
          <table:table-cell table:style-name="Table1.A1" office:value-type="string">
            <text:p text:style-name="P41">61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Casuarin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2</text:p>
          </table:table-cell>
        </table:table-row>
        <table:table-row>
          <table:table-cell table:style-name="Table1.A1" office:value-type="string">
            <text:p text:style-name="P41">4029</text:p>
          </table:table-cell>
          <table:table-cell table:style-name="Table1.A1" office:value-type="string">
            <text:p text:style-name="P41">9</text:p>
          </table:table-cell>
          <table:table-cell table:style-name="Table1.A1" office:value-type="string">
            <text:p text:style-name="P41">25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Acaci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4062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3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Casuarin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4688</text:p>
          </table:table-cell>
          <table:table-cell table:style-name="Table1.A1" office:value-type="string">
            <text:p text:style-name="P41">18</text:p>
          </table:table-cell>
          <table:table-cell table:style-name="Table1.A1" office:value-type="string">
            <text:p text:style-name="P41">23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Casuarin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4863</text:p>
          </table:table-cell>
          <table:table-cell table:style-name="Table1.A1" office:value-type="string">
            <text:p text:style-name="P41">25</text:p>
          </table:table-cell>
          <table:table-cell table:style-name="Table1.A1" office:value-type="string">
            <text:p text:style-name="P41">64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5052</text:p>
          </table:table-cell>
          <table:table-cell table:style-name="Table1.A1" office:value-type="string">
            <text:p text:style-name="P41">1</text:p>
          </table:table-cell>
          <table:table-cell table:style-name="Table1.A1" office:value-type="string">
            <text:p text:style-name="P41">6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icus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5145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11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Fresn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ext:soft-page-break/>
        <table:table-row>
          <table:table-cell table:style-name="Table1.A1" office:value-type="string">
            <text:p text:style-name="P41">5179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Fresn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5483</text:p>
          </table:table-cell>
          <table:table-cell table:style-name="Table1.A1" office:value-type="string">
            <text:p text:style-name="P41">6</text:p>
          </table:table-cell>
          <table:table-cell table:style-name="Table1.A1" office:value-type="string">
            <text:p text:style-name="P41">35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icus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2</text:p>
          </table:table-cell>
        </table:table-row>
        <table:table-row>
          <table:table-cell table:style-name="Table1.A1" office:value-type="string">
            <text:p text:style-name="P41">5859</text:p>
          </table:table-cell>
          <table:table-cell table:style-name="Table1.A1" office:value-type="string">
            <text:p text:style-name="P41">15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Jacarandá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6290</text:p>
          </table:table-cell>
          <table:table-cell table:style-name="Table1.A1" office:value-type="string">
            <text:p text:style-name="P41">13</text:p>
          </table:table-cell>
          <table:table-cell table:style-name="Table1.A1" office:value-type="string">
            <text:p text:style-name="P41">49</text:p>
          </table:table-cell>
          <table:table-cell table:style-name="Table1.A1" office:value-type="string">
            <text:p text:style-name="P41">6</text:p>
          </table:table-cell>
          <table:table-cell table:style-name="Table1.A1" office:value-type="string">
            <text:p text:style-name="P41">Fresn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6575</text:p>
          </table:table-cell>
          <table:table-cell table:style-name="Table1.A1" office:value-type="string">
            <text:p text:style-name="P41">13</text:p>
          </table:table-cell>
          <table:table-cell table:style-name="Table1.A1" office:value-type="string">
            <text:p text:style-name="P41">8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6754</text:p>
          </table:table-cell>
          <table:table-cell table:style-name="Table1.A1" office:value-type="string">
            <text:p text:style-name="P41">16</text:p>
          </table:table-cell>
          <table:table-cell table:style-name="Table1.A1" office:value-type="string">
            <text:p text:style-name="P41">3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Casuarina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7053</text:p>
          </table:table-cell>
          <table:table-cell table:style-name="Table1.A1" office:value-type="string">
            <text:p text:style-name="P41">33</text:p>
          </table:table-cell>
          <table:table-cell table:style-name="Table1.A1" office:value-type="string">
            <text:p text:style-name="P41">9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7100</text:p>
          </table:table-cell>
          <table:table-cell table:style-name="Table1.A1" office:value-type="string">
            <text:p text:style-name="P41">23</text:p>
          </table:table-cell>
          <table:table-cell table:style-name="Table1.A1" office:value-type="string">
            <text:p text:style-name="P41">117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6</text:p>
          </table:table-cell>
        </table:table-row>
        <table:table-row>
          <table:table-cell table:style-name="Table1.A1" office:value-type="string">
            <text:p text:style-name="P41">7411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4</text:p>
          </table:table-cell>
          <table:table-cell table:style-name="Table1.A1" office:value-type="string">
            <text:p text:style-name="P41">Álam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7443</text:p>
          </table:table-cell>
          <table:table-cell table:style-name="Table1.A1" office:value-type="string">
            <text:p text:style-name="P41">30</text:p>
          </table:table-cell>
          <table:table-cell table:style-name="Table1.A1" office:value-type="string">
            <text:p text:style-name="P41">180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icus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7682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35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icus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7693</text:p>
          </table:table-cell>
          <table:table-cell table:style-name="Table1.A1" office:value-type="string">
            <text:p text:style-name="P41">18</text:p>
          </table:table-cell>
          <table:table-cell table:style-name="Table1.A1" office:value-type="string">
            <text:p text:style-name="P41">90</text:p>
          </table:table-cell>
          <table:table-cell table:style-name="Table1.A1" office:value-type="string">
            <text:p text:style-name="P41">6</text:p>
          </table:table-cell>
          <table:table-cell table:style-name="Table1.A1" office:value-type="string">
            <text:p text:style-name="P41">Palo borracho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8231</text:p>
          </table:table-cell>
          <table:table-cell table:style-name="Table1.A1" office:value-type="string">
            <text:p text:style-name="P41">14</text:p>
          </table:table-cell>
          <table:table-cell table:style-name="Table1.A1" office:value-type="string">
            <text:p text:style-name="P41">38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Jacarandá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4</text:p>
          </table:table-cell>
        </table:table-row>
        <table:table-row>
          <table:table-cell table:style-name="Table1.A1" office:value-type="string">
            <text:p text:style-name="P41">8320</text:p>
          </table:table-cell>
          <table:table-cell table:style-name="Table1.A1" office:value-type="string">
            <text:p text:style-name="P41">8</text:p>
          </table:table-cell>
          <table:table-cell table:style-name="Table1.A1" office:value-type="string">
            <text:p text:style-name="P41">13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1">Fresn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3</text:p>
          </table:table-cell>
        </table:table-row>
        <table:table-row>
          <table:table-cell table:style-name="Table1.A1" office:value-type="string">
            <text:p text:style-name="P41">8485</text:p>
          </table:table-cell>
          <table:table-cell table:style-name="Table1.A1" office:value-type="string">
            <text:p text:style-name="P41">20</text:p>
          </table:table-cell>
          <table:table-cell table:style-name="Table1.A1" office:value-type="string">
            <text:p text:style-name="P41">46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Eucalipto</text:p>
          </table:table-cell>
          <table:table-cell table:style-name="Table1.A1" office:value-type="string">
            <text:p text:style-name="P41">Exótico</text:p>
          </table:table-cell>
          <table:table-cell table:style-name="Table1.A1" office:value-type="string">
            <text:p text:style-name="P41">2</text:p>
          </table:table-cell>
        </table:table-row>
        <table:table-row>
          <table:table-cell table:style-name="Table1.A1" office:value-type="string">
            <text:p text:style-name="P41">8503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33</text:p>
          </table:table-cell>
          <table:table-cell table:style-name="Table1.A1" office:value-type="string">
            <text:p text:style-name="P41">10</text:p>
          </table:table-cell>
          <table:table-cell table:style-name="Table1.A1" office:value-type="string">
            <text:p text:style-name="P41">Jacarandá</text:p>
          </table:table-cell>
          <table:table-cell table:style-name="Table1.A1" office:value-type="string">
            <text:p text:style-name="P41">Nativo/Autóctono</text:p>
          </table:table-cell>
          <table:table-cell table:style-name="Table1.A1" office:value-type="string">
            <text:p text:style-name="P41">5</text:p>
          </table:table-cell>
        </table:table-row>
        <table:table-row>
          <table:table-cell table:style-name="Table1.A1" office:value-type="string">
            <text:p text:style-name="P41">8755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34</text:p>
          </table:table-cell>
          <table:table-cell table:style-name="Table1.A1" office:value-type="string">
            <text:p text:style-name="P41">12</text:p>
          </table:table-cell>
          <table:table-cell table:style-name="Table1.A1" office:value-type="string">
            <text:p text:style-name="P41">Jacarandá</text:p>
          </table:table-cell>
          <table:table-cell table:style-name="Table1.A1" office:value-type="string">
            <text:p text:style-name="P31"><text:span text:style-name="T12">Nativo</text:span><text:span text:style-name="T11">/Autóctono</text:span>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9018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1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9286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9530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6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9620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9770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0009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10100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0212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0373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0380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7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0460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0965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5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1323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135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2131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2400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2404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12439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2483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2486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2531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2542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2587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2612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2721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2940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3347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3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13381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2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3<text:soft-page-break/></text:p>
          </table:table-cell>
        </table:table-row>
        <table:table-row>
          <table:table-cell table:style-name="Table1.A1" office:value-type="string">
            <text:p text:style-name="P42">13428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4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3456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3736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7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3921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14009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14012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4270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4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4271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62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4328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4371</text:p>
          </table:table-cell>
          <table:table-cell table:style-name="Table1.A1" office:value-type="string">
            <text:p text:style-name="P42">29</text:p>
          </table:table-cell>
          <table:table-cell table:style-name="Table1.A1" office:value-type="string">
            <text:p text:style-name="P42">6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4566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9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4792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5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4932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11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14987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5033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8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5034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15329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5408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6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5410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5571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5776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6090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52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6292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6334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16490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8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6593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16909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3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6926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16936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7257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75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7734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7832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18550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43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8562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4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8952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9024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8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9046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19115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7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9142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54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1934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9461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3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19594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64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19596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3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0097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8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text:soft-page-break/></text:p>
          </table:table-cell>
        </table:table-row>
        <table:table-row>
          <table:table-cell table:style-name="Table1.A1" office:value-type="string">
            <text:p text:style-name="P42">20120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5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0142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4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0321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0390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3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0415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0524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3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0526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0726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20745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40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20804</text:p>
          </table:table-cell>
          <table:table-cell table:style-name="Table1.A1" office:value-type="string">
            <text:p text:style-name="P42">29</text:p>
          </table:table-cell>
          <table:table-cell table:style-name="Table1.A1" office:value-type="string">
            <text:p text:style-name="P42">7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20982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1716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46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1796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1970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4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2562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2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2573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2600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7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2735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8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2765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3022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3060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3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3141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3164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7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23680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5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3765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5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4025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4409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4447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4613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4644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3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4665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4743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4932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2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4934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24976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53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5206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5263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4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5476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45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5529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8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5682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4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5691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5696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570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5750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text:soft-page-break/></text:p>
          </table:table-cell>
        </table:table-row>
        <table:table-row>
          <table:table-cell table:style-name="Table1.A1" office:value-type="string">
            <text:p text:style-name="P42">25815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3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5842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5969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6041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6611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6874</text:p>
          </table:table-cell>
          <table:table-cell table:style-name="Table1.A1" office:value-type="string">
            <text:p text:style-name="P42">33</text:p>
          </table:table-cell>
          <table:table-cell table:style-name="Table1.A1" office:value-type="string">
            <text:p text:style-name="P42">1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26985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4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7016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31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7146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45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27171</text:p>
          </table:table-cell>
          <table:table-cell table:style-name="Table1.A1" office:value-type="string">
            <text:p text:style-name="P42">31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7309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3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27320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100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7663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47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7736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7837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8047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74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28140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31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8286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31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836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4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28645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8910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8980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29500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5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29586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9648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45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29785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8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29889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34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29935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0108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37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0156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0232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0368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0448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0537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7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0620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1024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31863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2277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2875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2961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75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3005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3139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3208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5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3209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49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text:soft-page-break/></text:p>
          </table:table-cell>
        </table:table-row>
        <table:table-row>
          <table:table-cell table:style-name="Table1.A1" office:value-type="string">
            <text:p text:style-name="P42">33255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3369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47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3568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3673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9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4133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11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4373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33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4705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4902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5169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5213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5325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5369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5457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5462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5745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2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5748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5839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5931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4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6053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9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607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6286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10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6298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10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6307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71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6367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6647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3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6932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8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6986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6987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6992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7007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7041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37064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7083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7126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7328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3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7475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34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37482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70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7488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7599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7663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7717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7724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7725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7814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text:soft-page-break/></text:p>
          </table:table-cell>
        </table:table-row>
        <table:table-row>
          <table:table-cell table:style-name="Table1.A1" office:value-type="string">
            <text:p text:style-name="P42">37818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7910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839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8603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3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38675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8688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39182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9224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6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9262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9391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9471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9541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9635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9669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39744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39767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39774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9811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39836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0190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0313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3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0347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0519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106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0565</text:p>
          </table:table-cell>
          <table:table-cell table:style-name="Table1.A1" office:value-type="string">
            <text:p text:style-name="P42">27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0660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1001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67</text:p>
          </table:table-cell>
          <table:table-cell table:style-name="Table1.A1" office:value-type="string">
            <text:p text:style-name="P42">27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41195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1197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1208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8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1295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1753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41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1761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1865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7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41892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2049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2639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62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2714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41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2717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4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42751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1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2939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13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2976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44124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4152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4169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5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text:soft-page-break/></text:p>
          </table:table-cell>
        </table:table-row>
        <table:table-row>
          <table:table-cell table:style-name="Table1.A1" office:value-type="string">
            <text:p text:style-name="P42">44619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Ceib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4873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65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5431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45749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32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5783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10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6263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4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7254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10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47290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7335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7614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7628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8256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8257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61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8276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Acaci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8399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8403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58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8516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8725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8823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6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8857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9024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34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9095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9227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7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49372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9384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4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7</text:p>
          </table:table-cell>
        </table:table-row>
        <table:table-row>
          <table:table-cell table:style-name="Table1.A1" office:value-type="string">
            <text:p text:style-name="P42">49560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icus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49602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3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49633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56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Fresn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49789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70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50053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00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Eucalipt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50200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50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50238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Jacarandá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6</text:p>
          </table:table-cell>
        </table:table-row>
        <table:table-row>
          <table:table-cell table:style-name="Table1.A1" office:value-type="string">
            <text:p text:style-name="P42">50260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50668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Palo borracho</text:p>
          </table:table-cell>
          <table:table-cell table:style-name="Table1.A1" office:value-type="string">
            <text:p text:style-name="P42">Nativo/Autóctono</text:p>
          </table:table-cell>
          <table:table-cell table:style-name="Table1.A1" office:value-type="string">
            <text:p text:style-name="P42">5</text:p>
          </table:table-cell>
        </table:table-row>
        <table:table-row>
          <table:table-cell table:style-name="Table1.A1" office:value-type="string">
            <text:p text:style-name="P42">50747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53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4</text:p>
          </table:table-cell>
        </table:table-row>
        <table:table-row>
          <table:table-cell table:style-name="Table1.A1" office:value-type="string">
            <text:p text:style-name="P42">50751</text:p>
          </table:table-cell>
          <table:table-cell table:style-name="Table1.A1" office:value-type="string">
            <text:p text:style-name="P42">24</text:p>
          </table:table-cell>
          <table:table-cell table:style-name="Table1.A1" office:value-type="string">
            <text:p text:style-name="P42">72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50843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2</text:p>
          </table:table-cell>
        </table:table-row>
        <table:table-row>
          <table:table-cell table:style-name="Table1.A1" office:value-type="string">
            <text:p text:style-name="P42">50906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1</text:p>
          </table:table-cell>
        </table:table-row>
        <table:table-row>
          <table:table-cell table:style-name="Table1.A1" office:value-type="string">
            <text:p text:style-name="P42">51091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Álamo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51160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24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51182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51211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  <table:table-row>
          <table:table-cell table:style-name="Table1.A1" office:value-type="string">
            <text:p text:style-name="P42">51258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49</text:p>
          </table:table-cell>
          <table:table-cell table:style-name="Table1.A1" office:value-type="string">
            <text:p text:style-name="P42">0</text:p>
          </table:table-cell>
          <table:table-cell table:style-name="Table1.A1" office:value-type="string">
            <text:p text:style-name="P42">Casuarina</text:p>
          </table:table-cell>
          <table:table-cell table:style-name="Table1.A1" office:value-type="string">
            <text:p text:style-name="P42">Exótico</text:p>
          </table:table-cell>
          <table:table-cell table:style-name="Table1.A1" office:value-type="string">
            <text:p text:style-name="P42">3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9:36:54.090193328</meta:creation-date>
    <dc:date>2018-04-10T14:16:41.476260014</dc:date>
    <meta:editing-duration>PT2H2M26S</meta:editing-duration>
    <meta:editing-cycles>5</meta:editing-cycles>
    <meta:generator>LibreOffice/4.2.8.2$Linux_X86_64 LibreOffice_project/420m0$Build-2</meta:generator>
    <dc:creator>Alumno </dc:creator>
    <meta:document-statistic meta:table-count="1" meta:image-count="7" meta:object-count="0" meta:page-count="14" meta:paragraph-count="2504" meta:word-count="3216" meta:character-count="14014" meta:non-whitespace-character-count="13291"/>
  </office:meta>
</office:document-meta>
</file>